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8.751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6.735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37.509cm"/>
    </style:style>
    <style:style style:name="co12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30.692cm" svg:height="11.767cm" svg:x="84.244cm" svg:y="2.216cm">
            <draw:object draw:notify-on-update-of-ranges="test.N2:test.N13 test.L1:test.L1 test.L2:test.L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/>
          <table:table-cell office:value-type="string" calcext:value-type="string">
            <text:p>table_id</text:p>
          </table:table-cell>
          <table:table-cell office:value-type="string" calcext:value-type="string">
            <text:p>row_i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hod_details</text:p>
          </table:table-cell>
          <table:table-cell office:value-type="string" calcext:value-type="string">
            <text:p>method_short</text:p>
          </table:table-cell>
          <table:table-cell table:style-name="Default" office:value-type="string" calcext:value-type="string">
            <text:p>evaluation_date</text:p>
          </table:table-cell>
          <table:table-cell office:value-type="string" calcext:value-type="string">
            <text:p>metrics</text:p>
          </table:table-cell>
          <table:table-cell table:style-name="Default" office:value-type="string" calcext:value-type="string">
            <text:p>uses_additional_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authors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788" calcext:value-type="float">
            <text:p>2788</text:p>
          </table:table-cell>
          <table:table-cell office:value-type="float" office:value="30" calcext:value-type="float">
            <text:p>30</text:p>
          </table:table-cell>
          <table:table-cell table:formula="of:=&quot;CSLM + RNN +&quot; &amp; CHAR(10) &amp; &quot;WP&quot;" office:value-type="string" office:string-value="CSLM + RNN +&#10;WP" calcext:value-type="string">
            <text:p>CSLM + RNN +</text:p>
            <text:p>WP</text:p>
          </table:table-cell>
          <table:table-cell/>
          <table:table-cell table:formula="of:=&quot;CSLM + RNN +&quot; &amp; CHAR(10) &amp; &quot;WP&quot;" office:value-type="string" office:string-value="CSLM + RNN +&#10;WP" calcext:value-type="string">
            <text:p>CSLM + RNN +</text:p>
            <text:p>WP</text:p>
          </table:table-cell>
          <table:table-cell office:value-type="string" calcext:value-type="string">
            <text:p>2014-06-03</text:p>
          </table:table-cell>
          <table:table-cell office:value-type="string" calcext:value-type="string">
            <text:p>{'BLEU score': '34.54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44164, 'title': 'Learning Phrase Representations using RNN Encoder-Decoder for Statistical Machine Translation', 'url': '/paper/learning-phrase-representations-using-rnn', 'published': '2014-06-03T00:00:00.000000', 'code': True}</text:p>
          </table:table-cell>
          <table:table-cell office:value-type="float" office:value="34.54" calcext:value-type="float">
            <text:p>34.54</text:p>
          </table:table-cell>
          <table:table-cell office:value-type="string" calcext:value-type="string">
            <text:p>Cho et al.</text:p>
          </table:table-cell>
          <table:table-cell table:formula="of:=CONCATENATE([.G2]; CHAR(10); [.M2]; CHAR(10); &quot;(&quot;; YEAR([.H2]); &quot;)&quot;)" office:value-type="string" office:string-value="CSLM + RNN +&#10;WP&#10;Cho et al.&#10;(2014)" calcext:value-type="string">
            <text:p>CSLM + RNN +</text:p>
            <text:p>WP</text:p>
            <text:p>Cho et al.</text:p>
            <text:p>(2014)</text:p>
          </table:table-cell>
          <table:table-cell/>
          <table:table-cell table:formula="of:=YEAR([.H2])" office:value-type="float" office:value="2014" calcext:value-type="float">
            <text:p>201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74" calcext:value-type="float">
            <text:p>3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NN-search50*</text:p>
          </table:table-cell>
          <table:table-cell/>
          <table:table-cell office:value-type="string" calcext:value-type="string">
            <text:p>RNN-search50*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{'BLEU score': '36.2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33824, 'title': 'Neural Machine Translation by Jointly Learning to Align and Translate', 'url': '/paper/neural-machine-translation-by-jointly', 'published': '2014-09-01T00:00:00.000000', 'code': True}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Bahdanau et al.</text:p>
          </table:table-cell>
          <table:table-cell table:formula="of:=CONCATENATE([.G3]; CHAR(10); [.M3]; CHAR(10); &quot;(&quot;; YEAR([.H3]); &quot;)&quot;)" office:value-type="string" office:string-value="RNN-search50*&#10;Bahdanau et al.&#10;(2014)" calcext:value-type="string">
            <text:p>RNN-search50*</text:p>
            <text:p>Bahdanau et al.</text:p>
            <text:p>(2014)</text:p>
          </table:table-cell>
          <table:table-cell/>
          <table:table-cell table:formula="of:=YEAR([.H3])"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table:formula="of:=&quot;SMT&quot; &amp; CHAR(10) &amp; &quot;LSTM5&quot;" office:value-type="string" office:string-value="SMT&#10;LSTM5" calcext:value-type="string">
            <text:p>SMT</text:p>
            <text:p>LSTM5</text:p>
          </table:table-cell>
          <table:table-cell/>
          <table:table-cell table:formula="of:=&quot;SMT +&quot; &amp; CHAR(10) &amp; &quot;LSTM5&quot;" office:value-type="string" office:string-value="SMT +&#10;LSTM5" calcext:value-type="string">
            <text:p>SMT +</text:p>
            <text:p>LSTM5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{'BLEU score': '36.5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42903, 'title': 'Sequence to Sequence Learning with Neural Networks', 'url': '/paper/sequence-to-sequence-learning-with-neural', 'published': '2014-09-10T00:00:00.000000', 'code': True}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utskever et al.</text:p>
          </table:table-cell>
          <table:table-cell table:formula="of:=CONCATENATE([.G4]; CHAR(10); [.M4]; CHAR(10); &quot;(&quot;; YEAR([.H4]); &quot;)&quot;)" office:value-type="string" office:string-value="SMT +&#10;LSTM5&#10;Sutskever et al.&#10;(2014)" calcext:value-type="string">
            <text:p>SMT +</text:p>
            <text:p>LSTM5</text:p>
            <text:p>Sutskever et al.</text:p>
            <text:p>(2014)</text:p>
          </table:table-cell>
          <table:table-cell/>
          <table:table-cell table:formula="of:=YEAR([.H4])"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377" calcext:value-type="float">
            <text:p>377</text:p>
          </table:table-cell>
          <table:table-cell office:value-type="float" office:value="23" calcext:value-type="float">
            <text:p>23</text:p>
          </table:table-cell>
          <table:table-cell table:formula="of:=&quot;LSTM6 + &quot; &amp; CHAR(10) &amp; &quot;PosUnk&quot;" office:value-type="string" office:string-value="LSTM6 + &#10;PosUnk" calcext:value-type="string">
            <text:p>LSTM6 + </text:p>
            <text:p>PosUnk</text:p>
          </table:table-cell>
          <table:table-cell/>
          <table:table-cell table:formula="of:=&quot;LSTM6 + &quot; &amp; CHAR(10) &amp; &quot;PosUnk&quot;" office:value-type="string" office:string-value="LSTM6 + &#10;PosUnk" calcext:value-type="string">
            <text:p>LSTM6 + </text:p>
            <text:p>PosUnk</text:p>
          </table:table-cell>
          <table:table-cell office:value-type="string" calcext:value-type="string">
            <text:p>2014-10-30</text:p>
          </table:table-cell>
          <table:table-cell office:value-type="string" calcext:value-type="string">
            <text:p>{'BLEU score': '37.5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40414, 'title': 'Addressing the Rare Word Problem in Neural Machine Translation', 'url': '/paper/addressing-the-rare-word-problem-in-neural', 'published': '2014-10-30T00:00:00.000000', 'code': True}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Luong et al.</text:p>
          </table:table-cell>
          <table:table-cell table:formula="of:=CONCATENATE([.G5]; CHAR(10); [.M5]; CHAR(10); &quot;(&quot;; YEAR([.H5]); &quot;)&quot;)" office:value-type="string" office:string-value="LSTM6 + &#10;PosUnk&#10;Luong et al.&#10;(2014)" calcext:value-type="string">
            <text:p>LSTM6 + </text:p>
            <text:p>PosUnk</text:p>
            <text:p>Luong et al.</text:p>
            <text:p>(2014)</text:p>
          </table:table-cell>
          <table:table-cell/>
          <table:table-cell table:formula="of:=YEAR([.H5])"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2777" calcext:value-type="float">
            <text:p>2777</text:p>
          </table:table-cell>
          <table:table-cell office:value-type="float" office:value="21" calcext:value-type="float">
            <text:p>21</text:p>
          </table:table-cell>
          <table:table-cell table:formula="of:=&quot;Deep-Att&quot; &amp; CHAR(10) &amp; &quot;PosUnk&quot;" office:value-type="string" office:string-value="Deep-Att&#10;PosUnk" calcext:value-type="string">
            <text:p>Deep-Att</text:p>
            <text:p>PosUnk</text:p>
          </table:table-cell>
          <table:table-cell/>
          <table:table-cell table:formula="of:=&quot;Deep-Att&quot; &amp; CHAR(10) &amp; &quot;PosUnk&quot;" office:value-type="string" office:string-value="Deep-Att&#10;PosUnk" calcext:value-type="string">
            <text:p>Deep-Att</text:p>
            <text:p>PosUnk</text:p>
          </table:table-cell>
          <table:table-cell office:value-type="string" calcext:value-type="string">
            <text:p>2016-06-14</text:p>
          </table:table-cell>
          <table:table-cell office:value-type="string" calcext:value-type="string">
            <text:p>{'BLEU score': '39.2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31977, 'title': 'Deep Recurrent Models with Fast-Forward Connections for Neural Machine Translation', 'url': '/paper/deep-recurrent-models-with-fast-forward', 'published': '2016-06-14T00:00:00.000000', 'code': False}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Zhou et al.</text:p>
          </table:table-cell>
          <table:table-cell table:formula="of:=CONCATENATE([.G6]; CHAR(10); [.M6]; CHAR(10); &quot;(&quot;; YEAR([.H6]); &quot;)&quot;)" office:value-type="string" office:string-value="Deep-Att&#10;PosUnk&#10;Zhou et al.&#10;(2016)" calcext:value-type="string">
            <text:p>Deep-Att</text:p>
            <text:p>PosUnk</text:p>
            <text:p>Zhou et al.</text:p>
            <text:p>(2016)</text:p>
          </table:table-cell>
          <table:table-cell/>
          <table:table-cell table:formula="of:=YEAR([.H6])" office:value-type="float" office:value="2016" calcext:value-type="float">
            <text:p>201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379" calcext:value-type="float">
            <text:p>3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MT+RL</text:p>
          </table:table-cell>
          <table:table-cell/>
          <table:table-cell office:value-type="string" calcext:value-type="string">
            <text:p>GNMT+RL</text:p>
          </table:table-cell>
          <table:table-cell office:value-type="string" calcext:value-type="string">
            <text:p>2016-09-26</text:p>
          </table:table-cell>
          <table:table-cell office:value-type="string" calcext:value-type="string">
            <text:p>{'BLEU score': '39.9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29852, 'title': "Google's Neural Machine Translation System: Bridging the Gap between Human and Machine Translation", 'url': '/paper/googles-neural-machine-translation-system', 'published': '2016-09-26T00:00:00.000000', 'code': True}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Wu et al.</text:p>
          </table:table-cell>
          <table:table-cell table:formula="of:=CONCATENATE([.G7]; CHAR(10); [.M7]; CHAR(10); &quot;(&quot;; YEAR([.H7]); &quot;)&quot;)" office:value-type="string" office:string-value="GNMT+RL&#10;Wu et al.&#10;(2016)" calcext:value-type="string">
            <text:p>GNMT+RL</text:p>
            <text:p>Wu et al.</text:p>
            <text:p>(2016)</text:p>
          </table:table-cell>
          <table:table-cell/>
          <table:table-cell table:formula="of:=YEAR([.H7])" office:value-type="float" office:value="2016" calcext:value-type="float">
            <text:p>201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oE</text:p>
          </table:table-cell>
          <table:table-cell office:value-type="string" calcext:value-type="string">
            <text:p>2017-01-23</text:p>
          </table:table-cell>
          <table:table-cell office:value-type="string" calcext:value-type="string">
            <text:p>{'BLEU score': '40.56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26842, 'title': 'Outrageously Large Neural Networks: The Sparsely-Gated Mixture-of-Experts Layer', 'url': '/paper/outrageously-large-neural-networks-the', 'published': '2017-01-23T00:00:00.000000', 'code': True}</text:p>
          </table:table-cell>
          <table:table-cell office:value-type="float" office:value="40.56" calcext:value-type="float">
            <text:p>40.56</text:p>
          </table:table-cell>
          <table:table-cell office:value-type="string" calcext:value-type="string">
            <text:p>Shazeer et al.</text:p>
          </table:table-cell>
          <table:table-cell table:formula="of:=CONCATENATE([.G8]; CHAR(10); [.M8]; CHAR(10); &quot;(&quot;; YEAR([.H8]); &quot;)&quot;)" office:value-type="string" office:string-value="MoE&#10;Shazeer et al.&#10;(2017)" calcext:value-type="string">
            <text:p>MoE</text:p>
            <text:p>Shazeer et al.</text:p>
            <text:p>(2017)</text:p>
          </table:table-cell>
          <table:table-cell/>
          <table:table-cell table:formula="of:=YEAR([.H8])" office:value-type="float" office:value="2017" calcext:value-type="float">
            <text:p>201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381" calcext:value-type="float">
            <text:p>3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vS2S (ensemble)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ConvS2S </text:p>
          </table:table-cell>
          <table:table-cell office:value-type="string" calcext:value-type="string">
            <text:p>2017-05-08</text:p>
          </table:table-cell>
          <table:table-cell office:value-type="string" calcext:value-type="string">
            <text:p>{'BLEU score': '41.3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19867, 'title': 'Convolutional Sequence to Sequence Learning', 'url': '/paper/convolutional-sequence-to-sequence-learning', 'published': '2017-05-08T00:00:00.000000', 'code': True}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Gehring et al.</text:p>
          </table:table-cell>
          <table:table-cell table:formula="of:=CONCATENATE([.G9]; CHAR(10); [.M9]; CHAR(10); &quot;(&quot;; YEAR([.H9]); &quot;)&quot;)" office:value-type="string" office:string-value="ConvS2S &#10;Gehring et al.&#10;(2017)" calcext:value-type="string">
            <text:p>ConvS2S </text:p>
            <text:p>Gehring et al.</text:p>
            <text:p>(2017)</text:p>
          </table:table-cell>
          <table:table-cell/>
          <table:table-cell table:formula="of:=YEAR([.H9])" office:value-type="float" office:value="2017" calcext:value-type="float">
            <text:p>201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2855" calcext:value-type="float">
            <text:p>28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ighted Transformer (large)</text:p>
          </table:table-cell>
          <table:table-cell office:value-type="string" calcext:value-type="string">
            <text:p>large</text:p>
          </table:table-cell>
          <table:table-cell table:formula="of:=&quot;Weighted&quot; &amp; CHAR(10) &amp; &quot;Transformer &quot;" office:value-type="string" office:string-value="Weighted&#10;Transformer " calcext:value-type="string">
            <text:p>Weighted</text:p>
            <text:p>Transformer </text:p>
          </table:table-cell>
          <table:table-cell office:value-type="string" calcext:value-type="string">
            <text:p>2017-11-06</text:p>
          </table:table-cell>
          <table:table-cell office:value-type="string" calcext:value-type="string">
            <text:p>{'BLEU score': '41.4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15227, 'title': 'Weighted Transformer Network for Machine Translation', 'url': '/paper/weighted-transformer-network-for-machine', 'published': '2017-11-06T00:00:00.000000', 'code': True}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Ahmed et al.</text:p>
          </table:table-cell>
          <table:table-cell table:formula="of:=CONCATENATE([.G10]; CHAR(10); [.M10]; CHAR(10); &quot;(&quot;; YEAR([.H10]); &quot;)&quot;)" office:value-type="string" office:string-value="Weighted&#10;Transformer &#10;Ahmed et al.&#10;(2017)" calcext:value-type="string">
            <text:p>Weighted</text:p>
            <text:p>Transformer </text:p>
            <text:p>Ahmed et al.</text:p>
            <text:p>(2017)</text:p>
          </table:table-cell>
          <table:table-cell/>
          <table:table-cell table:formula="of:=YEAR([.H10])" office:value-type="float" office:value="2017" calcext:value-type="float">
            <text:p>201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2780" calcext:value-type="float">
            <text:p>27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nsformer (big) + Relative Position Representations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Transformer 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{'BLEU score': '41.5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6128, 'title': 'Self-Attention with Relative Position Representations', 'url': '/paper/self-attention-with-relative-position', 'published': '2018-03-06T00:00:00.000000', 'code': True}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Shaw et al.</text:p>
          </table:table-cell>
          <table:table-cell table:formula="of:=CONCATENATE([.G11]; CHAR(10); [.M11]; CHAR(10); &quot;(&quot;; YEAR([.H11]); &quot;)&quot;)" office:value-type="string" office:string-value="Transformer &#10;Shaw et al.&#10;(2018)" calcext:value-type="string">
            <text:p>Transformer </text:p>
            <text:p>Shaw et al.</text:p>
            <text:p>(2018)</text:p>
          </table:table-cell>
          <table:table-cell/>
          <table:table-cell table:formula="of:=YEAR([.H11])" office:value-type="float" office:value="2018" calcext:value-type="float">
            <text:p>20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former Big</text:p>
          </table:table-cell>
          <table:table-cell/>
          <table:table-cell table:formula="of:=&quot;Transformer &quot; &amp; CHAR(10) &amp; &quot;Big&quot;" office:value-type="string" office:string-value="Transformer &#10;Big" calcext:value-type="string">
            <text:p>Transformer </text:p>
            <text:p>Big</text:p>
          </table:table-cell>
          <table:table-cell office:value-type="string" calcext:value-type="string">
            <text:p>2018-06-01</text:p>
          </table:table-cell>
          <table:table-cell office:value-type="string" calcext:value-type="string">
            <text:p>{'BLEU score': '43.2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7, 'title': 'Scaling Neural Machine Translation', 'url': '/paper/scaling-neural-machine-translation', 'published': '2018-06-01T00:00:00.000000', 'code': True}</text:p>
          </table:table-cell>
          <table:table-cell office:value-type="float" office:value="43.2" calcext:value-type="float">
            <text:p>43.2</text:p>
          </table:table-cell>
          <table:table-cell office:value-type="string" calcext:value-type="string">
            <text:p>Ott et al.</text:p>
          </table:table-cell>
          <table:table-cell table:formula="of:=CONCATENATE([.G12]; CHAR(10); [.M12]; CHAR(10); &quot;(&quot;; YEAR([.H12]); &quot;)&quot;)" office:value-type="string" office:string-value="Transformer &#10;Big&#10;Ott et al.&#10;(2018)" calcext:value-type="string">
            <text:p>Transformer </text:p>
            <text:p>Big</text:p>
            <text:p>Ott et al.</text:p>
            <text:p>(2018)</text:p>
          </table:table-cell>
          <table:table-cell/>
          <table:table-cell table:formula="of:=YEAR([.H12])" office:value-type="float" office:value="2018" calcext:value-type="float">
            <text:p>201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ormer Big + BT</text:p>
          </table:table-cell>
          <table:table-cell/>
          <table:table-cell table:formula="of:=&quot;Transformer &quot; &amp; CHAR(10) &amp; &quot;Big +BT&quot;" office:value-type="string" office:string-value="Transformer &#10;Big +BT" calcext:value-type="string">
            <text:p>Transformer </text:p>
            <text:p>Big +BT</text:p>
          </table:table-cell>
          <table:table-cell office:value-type="string" calcext:value-type="string">
            <text:p>2018-08-28</text:p>
          </table:table-cell>
          <table:table-cell office:value-type="string" calcext:value-type="string">
            <text:p>{'BLEU score': '45.6', 'SacreBLEU': '43.8'}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id': 55684, 'title': 'Understanding Back-Translation at Scale', 'url': '/paper/understanding-back-translation-at-scale', 'published': '2018-08-28T00:00:00.000000', 'code': True}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Edunov et al.</text:p>
          </table:table-cell>
          <table:table-cell table:formula="of:=CONCATENATE([.G13]; CHAR(10); [.M13]; CHAR(10); &quot;(&quot;; YEAR([.H13]); &quot;)&quot;)" office:value-type="string" office:string-value="Transformer &#10;Big +BT&#10;Edunov et al.&#10;(2018)" calcext:value-type="string">
            <text:p>Transformer </text:p>
            <text:p>Big +BT</text:p>
            <text:p>Edunov et al.</text:p>
            <text:p>(2018)</text:p>
          </table:table-cell>
          <table:table-cell/>
          <table:table-cell table:formula="of:=YEAR([.H13])" office:value-type="float" office:value="2018" calcext:value-type="float">
            <text:p>2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00-00-00</text:date>, <text:time style:data-style-name="N2" text:time-value="17:23:28.092490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7T17:42:48.733085669</dc:date>
    <meta:editing-duration>PT29M41S</meta:editing-duration>
    <meta:editing-cycles>5</meta:editing-cycles>
    <meta:generator>LibreOffice/6.3.5.2$Linux_X86_64 LibreOffice_project/30$Build-2</meta:generator>
    <meta:document-statistic meta:table-count="1" meta:cell-count="18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none" chart:data-label-text="true" chart:data-label-symbol="false" chart:label-position="botto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693cm" svg:height="11.768cm" xlink:href=".." xlink:type="simple" chart:class="chart:bar" chart:style-name="ch1">
        <chart:plot-area chart:style-name="ch2" table:cell-range-address="test.N2:test.N13 test.L1:test.L13" chart:data-source-has-labels="both" svg:x="0.613cm" svg:y="0.235cm" svg:width="29.467cm" svg:height="11.298cm">
          <chartooo:coordinate-region svg:x="1.234cm" svg:y="0.434cm" svg:width="28.846cm" svg:height="10.9cm"/>
          <chart:axis chart:dimension="x" chart:name="primary-x" chart:style-name="ch3" chartooo:axis-type="text">
            <chart:categories table:cell-range-address="test.N2:test.N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.L2:test.L13" chart:label-cell-address="test.L1:test.L1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U</text:p>
                <draw:g>
                  <svg:desc>test.L1:test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SLM + RNN +
WP
Cho et al.
(2014)</text:p>
                <draw:g>
                  <svg:desc>test.N2:test.N13</svg:desc>
                </draw:g>
              </table:table-cell>
              <table:table-cell office:value-type="float" office:value="34.54">
                <text:p>34.54</text:p>
                <draw:g>
                  <svg:desc>test.L2:test.L13</svg:desc>
                </draw:g>
              </table:table-cell>
            </table:table-row>
            <table:table-row>
              <table:table-cell office:value-type="string">
                <text:p>RNN-search50*
Bahdanau et al.
(2014)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SMT +
LSTM5
Sutskever et al.
(2014)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LSTM6 + 
PosUnk
Luong et al.
(2014)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Deep-Att
PosUnk
Zhou et al.
(2016)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GNMT+RL
Wu et al.
(2016)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MoE
Shazeer et al.
(2017)</text:p>
              </table:table-cell>
              <table:table-cell office:value-type="float" office:value="40.56">
                <text:p>40.56</text:p>
              </table:table-cell>
            </table:table-row>
            <table:table-row>
              <table:table-cell office:value-type="string">
                <text:p>ConvS2S 
Gehring et al.
(2017)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Weighted
Transformer 
Ahmed et al.
(2017)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Transformer 
Shaw et al.
(2018)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Transformer 
Big
Ott et al.
(2018)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Transformer 
Big +BT
Edunov et al.
(2018)</text:p>
              </table:table-cell>
              <table:table-cell office:value-type="float" office:value="45.6">
                <text:p>4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